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f0f96" officeooo:paragraph-rsid="004692f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style="normal" fo:font-weight="normal" officeooo:rsid="003ffe55" officeooo:paragraph-rsid="001bf31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style="normal" fo:font-weight="bold" officeooo:rsid="004692f0" officeooo:paragraph-rsid="004692f0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c7ae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c7ae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27ed54"/>
    </style:style>
    <style:style style:name="P10" style:family="paragraph" style:parent-style-name="Standard">
      <style:paragraph-properties fo:text-align="start" style:justify-single-word="false"/>
      <style:text-properties officeooo:paragraph-rsid="00324557"/>
    </style:style>
    <style:style style:name="P11" style:family="paragraph" style:parent-style-name="Standard">
      <style:paragraph-properties fo:text-align="start" style:justify-single-word="false"/>
      <style:text-properties officeooo:paragraph-rsid="004c7ae3"/>
    </style:style>
    <style:style style:name="P12" style:family="paragraph" style:parent-style-name="Standard">
      <style:paragraph-properties fo:text-align="start" style:justify-single-word="false"/>
      <style:text-properties officeooo:rsid="004692f0" officeooo:paragraph-rsid="004692f0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f0f96" officeooo:paragraph-rsid="004692f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style="normal" fo:font-weight="normal" officeooo:rsid="00324557" officeooo:paragraph-rsid="0032455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style="normal" fo:font-weight="normal" officeooo:rsid="00324557" officeooo:paragraph-rsid="0032455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style="normal" fo:font-weight="normal" officeooo:rsid="00324557" officeooo:paragraph-rsid="004692f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style="normal" fo:font-weight="normal" officeooo:rsid="0046cf90" officeooo:paragraph-rsid="004f34a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style="normal" fo:font-weight="normal" officeooo:rsid="003a73a7" officeooo:paragraph-rsid="003a73a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style="normal" fo:font-weight="normal" officeooo:rsid="0036014b" officeooo:paragraph-rsid="0036014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style="normal" fo:font-weight="normal" officeooo:rsid="0049af60" officeooo:paragraph-rsid="0049af6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style="normal" fo:font-weight="normal" officeooo:rsid="004692f0" officeooo:paragraph-rsid="004692f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style="normal" fo:font-weight="normal" officeooo:rsid="004f34a4" officeooo:paragraph-rsid="004f34a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324557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324557"/>
    </style:style>
    <style:style style:name="P27" style:family="paragraph" style:parent-style-name="Standard" style:list-style-name="L8">
      <style:paragraph-properties fo:text-align="start" style:justify-single-word="false"/>
      <style:text-properties officeooo:paragraph-rsid="004692f0"/>
    </style:style>
    <style:style style:name="P28" style:family="paragraph" style:parent-style-name="Standard" style:list-style-name="L9">
      <style:paragraph-properties fo:text-align="start" style:justify-single-word="false"/>
      <style:text-properties officeooo:paragraph-rsid="004f34a4"/>
    </style:style>
    <style:style style:name="P29" style:family="paragraph" style:parent-style-name="Standard" style:list-style-name="L10">
      <style:paragraph-properties fo:text-align="start" style:justify-single-word="false"/>
      <style:text-properties officeooo:paragraph-rsid="004f34a4"/>
    </style:style>
    <style:style style:name="P30" style:family="paragraph">
      <style:paragraph-properties fo:text-align="center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d0cb4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27ed54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ffe55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2d81d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4692f0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483b36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4ead9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1"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1" fo:font-size="12pt" fo:font-style="normal" fo:font-weight="normal" officeooo:rsid="004692f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1" fo:font-size="12pt" fo:font-style="normal" fo:font-weight="normal" officeooo:rsid="004f34a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1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 Condensed1" fo:font-size="12pt" fo:font-style="normal" fo:font-weight="bold" officeooo:rsid="0034070a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1" fo:font-size="12pt" fo:font-style="normal" fo:font-weight="bold" officeooo:rsid="004f34a4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DejaVu Sans Condensed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DejaVu Sans Condensed1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DejaVu Sans Condensed1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11d61" style:font-weight-asian="bold" style:font-weight-complex="bold"/>
    </style:style>
    <style:style style:name="T23" style:family="text">
      <style:text-properties officeooo:rsid="0035db3e"/>
    </style:style>
    <style:style style:name="T24" style:family="text">
      <style:text-properties officeooo:rsid="004f34a4"/>
    </style:style>
    <style:style style:name="T25" style:family="text">
      <style:text-properties officeooo:rsid="00511d61"/>
    </style:style>
    <style:style style:name="T26" style:family="text">
      <style:text-properties style:font-name="DejaVu Sans Condensed" officeooo:rsid="00511d61" style:font-name-asian="DejaVu Sans Condensed" style:font-name-complex="DejaVu Sans Condensed"/>
    </style:style>
    <style:style style:name="T27" style:family="text">
      <style:text-properties style:font-name="DejaVu Sans Condensed" officeooo:rsid="0052a0ab" style:font-name-asian="DejaVu Sans Condensed" style:font-name-complex="DejaVu Sans Condensed"/>
    </style:style>
    <style:style style:name="T28" style:family="text">
      <style:text-properties style:font-name="DejaVu Sans Condensed" fo:font-weight="bold" officeooo:rsid="00511d61" style:font-name-asian="DejaVu Sans Condensed" style:font-weight-asian="bold" style:font-name-complex="DejaVu Sans Condense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23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1"><text:span text:style-name="T9">5</text:span><text:span text:style-name="T10">10</text:span><text:span text:style-name="T3"> - </text:span><text:span text:style-name="T1">A/G</text:span><text:span text:style-name="T2"> - </text:span><text:span text:style-name="T7">AGM-65 </text:span><text:span text:style-name="T4">Maverick</text:span></text:p>
      <text:p text:style-name="P4"/>
      <text:p text:style-name="P1"><text:span text:style-name="T21">Master Arm</text:span> ... <text:span text:style-name="T21">ON</text:span></text:p>
      <text:p text:style-name="P1"><text:span text:style-name="T21">Master Mode</text:span> ... <text:span text:style-name="T21">A/G</text:span></text:p>
      <text:p text:style-name="P3"/>
      <text:list text:style-name="L1">
        <text:list-item>
          <text:p text:style-name="P13">AGM-65E - Laser seeker, large warhead</text:p>
        </text:list-item>
        <text:list-item>
          <text:p text:style-name="P13">AGM-65F - IR seeker, large warhead</text:p>
        </text:list-item>
        <text:list-item>
          <text:p text:style-name="P13">My mnemonic: E for LasEr, F for inFrared</text:p>
        </text:list-item>
      </text:list>
      <text:p text:style-name="P2"/>
      <text:p text:style-name="P9"><text:span text:style-name="T8">AGM-65F </text:span><text:span text:style-name="T5">Mavericks </text:span><text:span text:style-name="T8">(IR guided)</text:span><text:span text:style-name="T5"> -- </text:span><text:span text:style-name="T6">WIP</text:span></text:p>
      <text:p text:style-name="P10"><text:span text:style-name="T19">U</text:span><text:span text:style-name="T20">sing Maverick seeker for targeting:</text:span></text:p>
      <text:list text:style-name="L2">
        <text:list-item>
          <text:p text:style-name="P25"><text:span text:style-name="T11">On left MFD, go to </text:span><text:span text:style-name="T15">STORES</text:span><text:span text:style-name="T11"> page, select </text:span><text:span text:style-name="T16">MAVF</text:span><text:span text:style-name="T12"> OSB</text:span><text:span text:style-name="T11">. <text:s/>They take 3 minutes to cool down.</text:span></text:p>
        </text:list-item>
        <text:list-item>
          <text:p text:style-name="P14">Press the <text:span text:style-name="T21">MAVF</text:span> OSB again to show the seeker video in the MFD.</text:p>
        </text:list-item>
        <text:list-item>
          <text:p text:style-name="P25"><text:span text:style-name="T12">P</text:span><text:span text:style-name="T11">ress </text:span><text:span text:style-name="T15">Dish Hat left</text:span><text:span text:style-name="T11"> to put SOI to left MFD.</text:span></text:p>
        </text:list-item>
        <text:list-item>
          <text:p text:style-name="P14">Press <text:span text:style-name="T21">Uncage</text:span> button to uncage the seeker.</text:p>
        </text:list-item>
        <text:list-item>
          <text:p text:style-name="P14">Use <text:span text:style-name="T21">TDC slew</text:span> to put crosshairs on target. <text:s/>Press <text:span text:style-name="T21">TDC press</text:span> to attempt lock.</text:p>
        </text:list-item>
        <text:list-item>
          <text:p text:style-name="P14">Once locked, press and hold <text:span text:style-name="T21">Red Button</text:span> to fire.</text:p>
        </text:list-item>
      </text:list>
      <text:list text:style-name="L3">
        <text:list-item>
          <text:list>
            <text:list-item>
              <text:p text:style-name="P17">Maverick seeker "keyhole" is a circle about the radius of the second hashmark down, and a vertical section extending down to the third hashmark. <text:s/>Target must be within the keyhole for the missile to guide.</text:p>
            </text:list-item>
          </text:list>
        </text:list-item>
      </text:list>
      <text:p text:style-name="P10"><text:span text:style-name="T19">U</text:span><text:span text:style-name="T20">sing TPOD, radar, or visual targeting</text:span></text:p>
      <text:list xml:id="list1252823896" text:style-name="L4">
        <text:list-item>
          <text:p text:style-name="P26"><text:span text:style-name="T11">On left MFD, go to </text:span><text:span text:style-name="T15">STORES</text:span><text:span text:style-name="T11"> page, select </text:span><text:span text:style-name="T16">MAVF</text:span><text:span text:style-name="T12"> OSB</text:span><text:span text:style-name="T11">. <text:s/>They take 3 minutes to cool down.</text:span></text:p>
        </text:list-item>
        <text:list-item>
          <text:p text:style-name="P15">Press the <text:span text:style-name="T21">MAVF</text:span> OSB again to show the seeker video in the MFD.</text:p>
        </text:list-item>
        <text:list-item>
          <text:p text:style-name="P15">Designate a target either with the TPOD, radar, or visually.</text:p>
        </text:list-item>
      </text:list>
      <text:list text:style-name="L5">
        <text:list-item>
          <text:list>
            <text:list-item>
              <text:p text:style-name="P20">To designate a target in <text:span text:style-name="T21">GMT radar</text:span>, put TDC cursor over target, then press <text:span text:style-name="T21">Dish Hat Switch right</text:span> (or toward radar MFD). <text:s/>If you press TDC press, you'll get a radar ground lock, not a target lock.</text:p>
            </text:list-item>
          </text:list>
        </text:list-item>
      </text:list>
      <text:list xml:id="list180259060042763" text:continue-list="list1252823896" text:style-name="L4">
        <text:list-item>
          <text:p text:style-name="P21">Maverick may override the <text:span text:style-name="T21">Pinky Button's</text:span> functions in the TPOD, even if it's not SOI.</text:p>
        </text:list-item>
        <text:list-item>
          <text:p text:style-name="P15">Press <text:span text:style-name="T21">Dish Hat left</text:span> to put SOI to left MFD.</text:p>
        </text:list-item>
        <text:list-item>
          <text:p text:style-name="P15">Press <text:span text:style-name="T21">Uncage</text:span> to uncage the seeker. <text:s/>It should automatically point at the designated target. <text:s/><text:span text:style-name="T21">You cannot manually slew the seeker in this mode.</text:span> <text:s/>To enable slewing, press <text:span text:style-name="T21">Undesignate</text:span> to undesignate the target, then you can slew the crosshairs.</text:p>
        </text:list-item>
      </text:list>
      <text:list text:style-name="L6">
        <text:list-item>
          <text:list>
            <text:list-item>
              <text:p text:style-name="P22">If it didn't lock onto the right target, press Cage/Uncage a couple times to cycle the missile and make it try locking the intended target again.</text:p>
            </text:list-item>
          </text:list>
        </text:list-item>
      </text:list>
      <text:list xml:id="list180258450790959" text:continue-list="list180259060042763" text:style-name="L4">
        <text:list-item>
          <text:p text:style-name="P15">Once locked, press and hold <text:span text:style-name="T21">Red Button</text:span> to fire.</text:p>
        </text:list-item>
      </text:list>
      <text:list text:style-name="L7">
        <text:list-item>
          <text:list>
            <text:list-item>
              <text:p text:style-name="P18">Maverick seeker "keyhole" is a circle about the radius of the second hashmark down, and a vertical section extending down to the third hashmark. <text:s/>Target must be within the keyhole for the missile to guide.</text:p>
            </text:list-item>
          </text:list>
        </text:list-item>
      </text:list>
      <text:p text:style-name="P5"/>
      <text:p text:style-name="P6">AGM-65E Mavericks (Laser guided)</text:p>
      <text:p text:style-name="P12"><text:span text:style-name="T20">U</text:span><text:span text:style-name="T18">sing TPOD for targeting:</text:span></text:p>
      <text:list xml:id="list1764580598" text:style-name="L8">
        <text:list-item>
          <text:p text:style-name="P27"><text:span text:style-name="T11">On left MFD, go to </text:span><text:span text:style-name="T15">STORES</text:span><text:span text:style-name="T11"> page, select </text:span><text:span text:style-name="T16">MAV</text:span><text:span text:style-name="T12"> OSB</text:span><text:span text:style-name="T11">.</text:span></text:p>
        </text:list-item>
        <text:list-item>
          <text:p text:style-name="P27"><text:span text:style-name="T11">Press the </text:span><text:span text:style-name="T15">MAV</text:span><text:span text:style-name="T11"> OSB again to show the seeker </text:span><text:span text:style-name="T13">display</text:span><text:span text:style-name="T11"> in the MFD.</text:span></text:p>
        </text:list-item>
      </text:list>
      <text:list text:style-name="L9">
        <text:list-item>
          <text:list>
            <text:list-item>
              <text:p text:style-name="P28"><text:span text:style-name="T11">They take 3</text:span><text:span text:style-name="T13">0 seconds to warm up</text:span><text:span text:style-name="T14">, countdown timer will appear in upper left.</text:span></text:p>
            </text:list-item>
          </text:list>
        </text:list-item>
      </text:list>
      <text:list xml:id="list180258278717353" text:continue-list="list1764580598" text:style-name="L8">
        <text:list-item>
          <text:p text:style-name="P23">Press <text:span text:style-name="T21">UFC</text:span> OSB and set the laser code with the UFC keypad.</text:p>
        </text:list-item>
        <text:list-item>
          <text:p text:style-name="P16"><text:span text:style-name="T24">Set SOI to TPOD page and d</text:span>esignate a target with the TPOD<text:span text:style-name="T24"> or WPDSG</text:span>.</text:p>
        </text:list-item>
        <text:list-item>
          <text:p text:style-name="P24"><draw:line text:anchor-type="paragraph" draw:z-index="0" draw:name="Line 1" draw:style-name="gr1" draw:text-style-name="P30" svg:x1="1.8437in" svg:y1="0.0283in" svg:x2="2.2181in" svg:y2="0.1831in"><text:p/></draw:line><draw:line text:anchor-type="paragraph" draw:z-index="1" draw:name="Line 2" draw:style-name="gr1" draw:text-style-name="P30" svg:x1="2.2181in" svg:y1="0.0173in" svg:x2="1.8437in" svg:y2="0.2in"><text:p/></draw:line>HUD should show <text:span text:style-name="T21">MAV</text:span> (crossed out) and <text:span text:style-name="T21">TTMR</text:span> (Time To Max Range) countdown.</text:p>
        </text:list-item>
        <text:list-item>
          <text:p text:style-name="P24">When TTMR reaches 0, HUD should show <text:span text:style-name="T21">IN RNG</text:span>.</text:p>
        </text:list-item>
        <text:list-item>
          <text:p text:style-name="P24">Press <text:span text:style-name="T21">Red Button</text:span> to <text:span text:style-name="T21">automatically UNCAGE</text:span> Mav and begin firing laser.</text:p>
        </text:list-item>
      </text:list>
      <text:list text:style-name="L10">
        <text:list-item>
          <text:list>
            <text:list-item>
              <text:p text:style-name="P29"><text:span text:style-name="T14">If it doesn't automatically uncage, set SOI to MAV display and press </text:span><text:span text:style-name="T17">Uncage</text:span><text:span text:style-name="T14"> button, then set SOI back to TPOD.</text:span></text:p>
            </text:list-item>
          </text:list>
        </text:list-item>
      </text:list>
      <text:list xml:id="list180259188345259" text:continue-list="list180258278717353" text:style-name="L8">
        <text:list-item>
          <text:p text:style-name="P24">Mav should <text:span text:style-name="T25">look for the </text:span>laser (<text:span text:style-name="T25">seeker LOS is </text:span>shown as an <text:span text:style-name="T25">"</text:span><text:span text:style-name="T21">X</text:span><text:span text:style-name="T22">"</text:span> in the Mav display) and lock on after a few seconds<text:span text:style-name="T25"> ("</text:span><text:span text:style-name="T22">X</text:span><text:span text:style-name="T25">" will turn into "</text:span><text:span text:style-name="T26">■"</text:span><text:span text:style-name="T27"> when locked</text:span><text:span text:style-name="T25">)</text:span>. <text:s/>HUD will show <text:span text:style-name="T21">MAV LKD</text:span>.</text:p>
        </text:list-item>
      </text:list>
      <text:list text:style-name="L11">
        <text:list-item>
          <text:list>
            <text:list-item>
              <text:p text:style-name="P19">Target must be within the outer circle shown on the Maverick MFD for the missile to guide.</text:p>
            </text:list-item>
          </text:list>
        </text:list-item>
      </text:list>
      <text:list xml:id="list180259211113954" text:continue-list="list180259188345259" text:style-name="L8">
        <text:list-item>
          <text:p text:style-name="P24">Press <text:span text:style-name="T21">Red Button</text:span> again to fire.</text:p>
        </text:list-item>
        <text:list-item>
          <text:p text:style-name="P24">Next Maverick should automatically uncage and lock onto the same point. <text:s/>Wait for MAV LKD, then press Red Button to fire aga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19T18:02:57.617000000</dc:date>
    <meta:editing-duration>P1DT12H53M12S</meta:editing-duration>
    <meta:editing-cycles>5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7" meta:word-count="622" meta:character-count="3209" meta:non-whitespace-character-count="2656"/>
  </office:meta>
</office:document-meta>
</file>